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mbria1" svg:font-family="Cambria" style:font-family-generic="swiss" style:font-pitch="variable"/>
    <style:font-face style:name="Century Gothic" svg:font-family="'Century Gothic'" style:font-family-generic="swiss" style:font-pitch="variable"/>
    <style:font-face style:name="Forever Brush Script" svg:font-family="'Forever Brush Script'" style:font-family-generic="system" style:font-pitch="variable"/>
    <style:font-face style:name="Lucida Grande" svg:font-family="'Lucida Grande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color="#000000"/>
    </style:style>
    <style:style style:name="P3" style:family="paragraph" style:parent-style-name="Normal">
      <style:paragraph-properties fo:text-align="center" style:justify-single-word="false"/>
      <style:text-properties fo:color="#000000" style:font-name="Century Gothic" fo:font-size="65pt" fo:font-weight="bold" style:font-size-asian="65pt" style:font-weight-asian="bold" style:font-size-complex="65pt"/>
    </style:style>
    <style:style style:name="P4" style:family="paragraph" style:parent-style-name="Normal">
      <style:paragraph-properties fo:text-align="center" style:justify-single-word="false"/>
      <style:text-properties fo:color="#000000" style:font-name="Century Gothic" fo:font-size="65pt" style:font-size-asian="65pt" style:font-size-complex="65pt"/>
    </style:style>
    <style:style style:name="P5" style:family="paragraph" style:parent-style-name="Normal">
      <style:text-properties fo:color="#000000" style:font-name="Century Gothic" fo:font-size="9pt" fo:language="fr" fo:country="FR" style:font-size-asian="9pt" style:font-size-complex="9pt"/>
    </style:style>
    <style:style style:name="P6" style:family="paragraph" style:parent-style-name="Normal">
      <style:text-properties fo:color="#000000" style:font-name="Century Gothic" fo:font-size="9pt" style:font-size-asian="9pt" style:font-size-complex="9pt"/>
    </style:style>
    <style:style style:name="P7" style:family="paragraph" style:parent-style-name="Normal">
      <style:text-properties fo:color="#000000" style:font-name="Century Gothic" fo:font-size="11pt" style:font-size-asian="11pt"/>
    </style:style>
    <style:style style:name="P8" style:family="paragraph" style:parent-style-name="Normal">
      <style:text-properties fo:color="#000000" style:font-name="Century Gothic" fo:font-size="11pt" fo:language="fr" fo:country="FR" fo:font-weight="bold" style:font-size-asian="11pt" style:font-weight-asian="bold" style:font-size-complex="11pt"/>
    </style:style>
    <style:style style:name="P9" style:family="paragraph" style:parent-style-name="Normal">
      <style:paragraph-properties fo:text-align="start" style:justify-single-word="false"/>
      <style:text-properties fo:color="#000000" style:font-name="Century Gothic" fo:font-size="10pt" style:font-size-asian="10pt" style:font-size-complex="10pt"/>
    </style:style>
    <style:style style:name="P10" style:family="paragraph" style:parent-style-name="Normal">
      <style:text-properties fo:color="#000000" fo:language="fr" fo:country="FR"/>
    </style:style>
    <style:style style:name="P11" style:family="paragraph" style:parent-style-name="Normal">
      <style:paragraph-properties fo:text-align="end" style:justify-single-word="false"/>
      <style:text-properties fo:color="#a6a6a6" style:font-name="Century Gothic" fo:font-size="20pt" style:font-size-asian="20pt"/>
    </style:style>
    <style:style style:name="P12" style:family="paragraph" style:parent-style-name="Normal">
      <style:paragraph-properties fo:text-align="start" style:justify-single-word="false"/>
      <style:text-properties fo:color="#a6a6a6" style:font-name="Century Gothic" fo:font-size="10pt" style:font-size-asian="10pt" style:font-size-complex="10pt"/>
    </style:style>
    <style:style style:name="P13" style:family="paragraph" style:parent-style-name="Normal">
      <style:paragraph-properties fo:text-align="end" style:justify-single-word="false"/>
      <style:text-properties fo:color="#a6a6a6" fo:font-size="14pt" style:font-size-asian="14pt"/>
    </style:style>
    <style:style style:name="P14" style:family="paragraph" style:parent-style-name="Normal">
      <style:paragraph-properties fo:text-align="center" style:justify-single-word="false"/>
      <style:text-properties fo:color="#548dd4" style:font-name="Century Gothic" fo:font-size="16pt" fo:font-weight="bold" style:font-size-asian="16pt" style:font-weight-asian="bold" style:font-size-complex="14pt"/>
    </style:style>
    <style:style style:name="P15" style:family="paragraph" style:parent-style-name="Normal">
      <style:paragraph-properties fo:line-height="150%"/>
      <style:text-properties fo:color="#548dd4" style:font-name="Century Gothic" fo:font-size="16pt" fo:font-weight="bold" style:font-size-asian="16pt" style:font-weight-asian="bold" style:font-size-complex="14pt"/>
    </style:style>
    <style:style style:name="P16" style:family="paragraph" style:parent-style-name="Normal">
      <style:text-properties fo:color="#548dd4" style:font-name="Century Gothic" fo:font-size="9pt" fo:language="fr" fo:country="FR" style:font-size-asian="9pt" style:font-size-complex="11pt"/>
    </style:style>
    <style:style style:name="P17" style:family="paragraph" style:parent-style-name="Normal">
      <style:text-properties fo:color="#548dd4" style:font-name="Century Gothic" fo:font-size="15pt" fo:language="fr" fo:country="FR" style:font-size-asian="15pt" style:font-size-complex="15pt"/>
    </style:style>
    <style:style style:name="P18" style:family="paragraph" style:parent-style-name="Normal">
      <style:text-properties fo:color="#548dd4" style:font-name="Century Gothic" fo:font-size="11pt" fo:language="fr" fo:country="FR" style:font-size-asian="11pt" style:font-size-complex="11pt"/>
    </style:style>
    <style:style style:name="P19" style:family="paragraph" style:parent-style-name="Normal">
      <style:text-properties fo:color="#548dd4" style:font-name="Arial" fo:font-size="10pt" style:font-size-asian="10pt" style:font-size-complex="10pt"/>
    </style:style>
    <style:style style:name="P20" style:family="paragraph" style:parent-style-name="Normal">
      <style:text-properties style:font-name="Century Gothic" fo:font-size="11pt" fo:language="fr" fo:country="FR" style:font-size-asian="11pt"/>
    </style:style>
    <style:style style:name="P21" style:family="paragraph" style:parent-style-name="Normal">
      <style:text-properties style:font-name="Century Gothic" fo:font-size="11pt" style:font-size-asian="11pt"/>
    </style:style>
    <style:style style:name="P22" style:family="paragraph" style:parent-style-name="Normal">
      <style:text-properties style:font-name="Century Gothic" fo:font-size="11pt" fo:font-weight="bold" style:font-size-asian="11pt" style:font-weight-asian="bold"/>
    </style:style>
    <style:style style:name="P23" style:family="paragraph" style:parent-style-name="Normal">
      <style:text-properties fo:color="#808080" style:font-name="Century Gothic" fo:font-size="11pt" fo:language="fr" fo:country="FR" style:font-size-asian="11pt" style:font-size-complex="11pt"/>
    </style:style>
    <style:style style:name="P24" style:family="paragraph" style:parent-style-name="Normal">
      <style:text-properties fo:font-style="italic" style:font-style-asian="italic"/>
    </style:style>
    <style:style style:name="P25" style:family="paragraph" style:parent-style-name="Normal">
      <style:paragraph-properties fo:margin-left="0cm" fo:margin-right="-0.228cm" fo:text-indent="0cm" style:auto-text-indent="false"/>
      <style:text-properties fo:color="#000000" style:font-name="Century Gothic" fo:font-size="11pt" fo:language="es" fo:country="VE" style:font-size-asian="11pt"/>
    </style:style>
    <style:style style:name="P26" style:family="paragraph" style:parent-style-name="Normal" style:master-page-name="">
      <style:paragraph-properties fo:margin-left="0cm" fo:margin-right="0.609cm" fo:hyphenation-ladder-count="no-limit" fo:text-indent="0cm" style:auto-text-indent="false" style:page-number="auto"/>
      <style:text-properties fo:color="#000000" style:font-name="Century Gothic" fo:font-size="11pt" fo:language="fr" fo:country="FR" style:font-size-asian="11pt" style:font-size-complex="11pt" fo:hyphenate="false" fo:hyphenation-remain-char-count="0" fo:hyphenation-push-char-count="0"/>
    </style:style>
    <style:style style:name="P27" style:family="paragraph" style:parent-style-name="Standard">
      <style:text-properties fo:color="#548dd4" style:font-name="Century Gothic" fo:font-size="9pt" fo:language="fr" fo:country="FR" style:font-size-asian="9pt" style:font-size-complex="11pt"/>
    </style:style>
    <style:style style:name="P28" style:family="paragraph" style:parent-style-name="Normal" style:master-page-name="MP0">
      <style:paragraph-properties fo:margin-left="-1.958cm" fo:margin-right="0cm" fo:hyphenation-ladder-count="no-limit" fo:text-indent="-2.037cm" style:auto-text-indent="false" style:page-number="auto" fo:break-before="page"/>
      <style:text-properties fo:hyphenate="false" fo:hyphenation-remain-char-count="0" fo:hyphenation-push-char-count="0"/>
    </style:style>
    <style:style style:name="P29" style:family="paragraph" style:parent-style-name="Normal" style:list-style-name="L1">
      <style:text-properties fo:color="#000000" style:font-name="Century Gothic" fo:font-size="9pt" fo:language="fr" fo:country="FR" style:font-size-asian="9pt" style:font-size-complex="9pt"/>
    </style:style>
    <style:style style:name="P30" style:family="paragraph" style:parent-style-name="Normal" style:list-style-name="L2">
      <style:text-properties fo:color="#000000" style:font-name="Century Gothic" fo:font-size="9pt" fo:language="fr" fo:country="FR" style:font-size-asian="9pt" style:font-size-complex="9pt"/>
    </style:style>
    <style:style style:name="P31" style:family="paragraph" style:parent-style-name="Normal" style:list-style-name="L3">
      <style:text-properties fo:color="#000000"/>
    </style:style>
    <style:style style:name="P32" style:family="paragraph">
      <style:paragraph-properties style:writing-mode="lr-tb"/>
    </style:style>
    <style:style style:name="P33" style:family="paragraph">
      <style:paragraph-properties style:writing-mode="lr-tb" style:font-independent-line-spacing="false"/>
    </style:style>
    <style:style style:name="P34" style:family="paragraph">
      <style:paragraph-properties style:writing-mode="lr-tb" style:font-independent-line-spacing="false"/>
      <style:text-properties fo:font-size="12pt"/>
    </style:style>
    <style:style style:name="T1" style:family="text">
      <style:text-properties fo:color="#000000"/>
    </style:style>
    <style:style style:name="T2" style:family="text">
      <style:text-properties fo:color="#000000" style:font-name="Forever Brush Script" fo:font-size="45pt" fo:language="es" fo:country="ES" fo:font-weight="bold" style:font-size-asian="45pt" style:font-weight-asian="bold" style:font-size-complex="45pt"/>
    </style:style>
    <style:style style:name="T3" style:family="text">
      <style:text-properties fo:color="#000000" style:font-name="Century Gothic" fo:font-size="11pt" fo:language="fr" fo:country="FR" fo:font-weight="bold" style:font-size-asian="11pt" style:font-weight-asian="bold" style:font-size-complex="11pt"/>
    </style:style>
    <style:style style:name="T4" style:family="text">
      <style:text-properties fo:color="#000000" style:font-name="Century Gothic" fo:font-size="11pt" fo:language="fr" fo:country="FR" fo:font-weight="bold" style:font-size-asian="11pt" style:font-weight-asian="bold" style:font-size-complex="11pt" style:font-weight-complex="bold"/>
    </style:style>
    <style:style style:name="T5" style:family="text">
      <style:text-properties fo:color="#000000" style:font-name="Century Gothic" fo:font-size="11pt" fo:language="fr" fo:country="FR" style:font-size-asian="11pt" style:font-size-complex="11pt"/>
    </style:style>
    <style:style style:name="T6" style:family="text">
      <style:text-properties fo:color="#000000" style:font-name="Century Gothic" fo:font-size="11pt" fo:language="fr" fo:country="FR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fo:color="#000000" style:font-name="Century Gothic"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color="#000000" style:font-name="Century Gothic" fo:font-size="11pt" fo:language="fr" fo:country="FR" fo:font-style="normal" style:font-size-asian="11pt" style:font-style-asian="normal" style:font-size-complex="11pt" style:font-style-complex="normal"/>
    </style:style>
    <style:style style:name="T9" style:family="text">
      <style:text-properties fo:color="#000000" style:font-name="Century Gothic" fo:font-size="11pt" fo:language="fr" fo:country="FR" fo:font-weight="normal" style:font-size-asian="11pt" style:font-weight-asian="normal" style:font-size-complex="11pt" style:font-weight-complex="normal"/>
    </style:style>
    <style:style style:name="T10" style:family="text">
      <style:text-properties fo:color="#000000" style:font-name="Century Gothic" fo:font-size="9pt" fo:language="fr" fo:country="FR" fo:font-weight="bold" style:font-size-asian="9pt" style:font-weight-asian="bold" style:font-size-complex="11pt" style:font-weight-complex="bold"/>
    </style:style>
    <style:style style:name="T11" style:family="text">
      <style:text-properties fo:color="#000000" style:font-name="Century Gothic" fo:font-size="9pt" fo:language="fr" fo:country="FR" fo:font-style="normal" fo:font-weight="bold" style:font-size-asian="9pt" style:font-style-asian="normal" style:font-weight-asian="bold" style:font-size-complex="11pt" style:font-style-complex="normal" style:font-weight-complex="bold"/>
    </style:style>
    <style:style style:name="T12" style:family="text">
      <style:text-properties fo:color="#000000" fo:font-weight="bold" style:font-weight-asian="bold" style:font-weight-complex="bold"/>
    </style:style>
    <style:style style:name="T13" style:family="text">
      <style:text-properties fo:color="#548dd4" style:font-name="Century Gothic" fo:font-size="9pt" fo:language="fr" fo:country="FR" style:font-size-asian="9pt" style:font-size-complex="9pt"/>
    </style:style>
    <style:style style:name="T14" style:family="text">
      <style:text-properties fo:color="#548dd4" style:font-name="Century Gothic" fo:font-size="9pt" fo:language="fr" fo:country="FR" fo:font-weight="bold" style:font-size-asian="9pt" style:font-weight-asian="bold" style:font-size-complex="11pt"/>
    </style:style>
    <style:style style:name="T15" style:family="text">
      <style:text-properties fo:color="#548dd4" style:font-name="Century Gothic" fo:font-size="9pt" fo:language="fr" fo:country="FR" fo:font-weight="bold" style:font-size-asian="9pt" style:font-weight-asian="bold" style:font-size-complex="11pt" style:font-weight-complex="bold"/>
    </style:style>
    <style:style style:name="T16" style:family="text">
      <style:text-properties fo:color="#548dd4" style:font-name="Century Gothic" fo:font-size="9pt" fo:language="fr" fo:country="FR" fo:font-weight="bold" style:font-size-asian="9pt" style:font-weight-asian="bold" style:font-size-complex="9pt" style:font-weight-complex="bold"/>
    </style:style>
    <style:style style:name="T17" style:family="text">
      <style:text-properties fo:color="#548dd4" style:font-name="Century Gothic" fo:font-size="9pt" fo:language="fr" fo:country="FR" fo:font-style="normal" fo:font-weight="bold" style:font-size-asian="9pt" style:font-style-asian="normal" style:font-weight-asian="bold" style:font-size-complex="11pt" style:font-style-complex="normal" style:font-weight-complex="bold"/>
    </style:style>
    <style:style style:name="T18" style:family="text">
      <style:text-properties fo:color="#548dd4" style:font-name="Century Gothic" fo:font-size="9pt" fo:font-weight="bold" style:font-size-asian="9pt" style:font-weight-asian="bold" style:font-size-complex="11pt"/>
    </style:style>
    <style:style style:name="T19" style:family="text">
      <style:text-properties fo:color="#548dd4" style:font-name="Century Gothic" fo:font-size="11pt" fo:language="fr" fo:country="FR" fo:font-weight="bold" style:font-size-asian="11pt" style:font-weight-asian="bold" style:font-size-complex="11pt"/>
    </style:style>
    <style:style style:name="T20" style:family="text">
      <style:text-properties fo:color="#548dd4" style:font-name="Century Gothic" fo:font-size="11pt" fo:language="fr" fo:country="FR" style:font-size-asian="11pt" style:font-size-complex="11pt"/>
    </style:style>
    <style:style style:name="T21" style:family="text">
      <style:text-properties fo:color="#0070c0" style:font-name="Century Gothic" fo:font-size="11pt" fo:language="fr" fo:country="FR" fo:font-weight="bold" style:font-size-asian="11pt" style:font-weight-asian="bold" style:font-size-complex="11pt"/>
    </style:style>
    <style:style style:name="T22" style:family="text">
      <style:text-properties fo:color="#0070c0" style:font-name="Century Gothic" fo:font-size="11pt" fo:language="fr" fo:country="FR" style:font-size-asian="11pt" style:font-size-complex="11pt"/>
    </style:style>
    <style:style style:name="T23" style:family="text">
      <style:text-properties fo:color="#808080" style:font-name="Century Gothic" fo:font-size="11pt" fo:language="fr" fo:country="FR" style:font-size-asian="11pt" style:font-size-complex="11pt"/>
    </style:style>
    <style:style style:name="T24" style:family="text">
      <style:text-properties fo:color="#808080" style:font-name="Century Gothic" fo:font-size="11pt" fo:language="fr" fo:country="FR" fo:font-weight="bold" style:font-size-asian="11pt" style:font-weight-asian="bold" style:font-size-complex="11pt"/>
    </style:style>
    <style:style style:name="T25" style:family="text">
      <style:text-properties fo:language="fr" fo:country="FR"/>
    </style:style>
    <style:style style:name="T26" style:family="text">
      <style:text-properties fo:font-size="8pt" fo:language="fr" fo:country="FR" style:font-size-asian="8pt" style:font-size-complex="8pt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font-name="Century Gothic" fo:font-size="11pt" fo:language="fr" fo:country="FR" fo:font-weight="bold" style:font-size-asian="11pt" style:font-weight-asian="bold" style:font-size-complex="11pt"/>
    </style:style>
    <style:style style:name="T29" style:family="text">
      <style:text-properties style:font-name="Century Gothic" fo:font-size="11pt" fo:language="fr" fo:country="FR" fo:font-weight="normal" style:font-size-asian="11pt" style:font-weight-asian="normal" style:font-size-complex="11pt" style:font-weight-complex="normal"/>
    </style:style>
    <style:style style:name="T30" style:family="text">
      <style:text-properties style:font-name="Century Gothic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31" style:family="text">
      <style:text-properties style:font-name="Century Gothic" fo:font-size="9pt" fo:language="fr" fo:country="FR" fo:font-weight="normal" style:font-size-asian="9pt" style:font-weight-asian="normal" style:font-size-complex="9pt" style:font-weight-complex="normal"/>
    </style:style>
    <style:style style:name="T32" style:family="text">
      <style:text-properties fo:color="#000000" style:font-name="Century Gothic" fo:font-size="18pt" fo:language="en" fo:country="US" fo:font-weight="bold" style:font-size-asian="18pt" style:font-weight-asian="bold" style:font-size-complex="14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style:writing-mode="lr-tb">
        <style:background-image/>
      </style:graphic-properties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cfe7f5" style:background-transparency="0%" fo:padding="0.254cm" fo:border="none" style:writing-mode="lr-tb">
        <style:background-image/>
      </style:graphic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cfe7f5" draw:opacity="100%" draw:textarea-horizontal-align="left" draw:textarea-vertical-align="top" draw:auto-grow-height="false" draw:auto-grow-width="false" fo:min-height="0cm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ffffff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b0f0" svg:stroke-opacity="100%" draw:stroke-linejoin="round" draw:fill="none" fo:padding-top="-0.013cm" fo:padding-bottom="-0.013cm" fo:padding-left="-0.013cm" fo:padding-right="-0.0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6cm" svg:stroke-color="#558ed5" svg:stroke-opacity="100%" svg:stroke-linecap="butt" draw:fill="none" fo:padding-top="-0.013cm" fo:padding-bottom="-0.013cm" fo:padding-left="-0.013cm" fo:padding-right="-0.0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1" draw:name="Cuadro de texto 58" text:anchor-type="paragraph" svg:y="-4.085cm" svg:width="20.849cm" style:rel-width="scale" svg:height="2.902cm" style:rel-height="11%" draw:z-index="7"><draw:text-box><text:p text:style-name="P3">Vincent</text:p><text:p text:style-name="P3"/><text:p text:style-name="P4"/></draw:text-box></draw:frame><draw:frame draw:style-name="fr2" draw:name="Cuadro de texto 3" text:anchor-type="paragraph" svg:x="-0.582cm" svg:y="2.531cm" svg:width="19.468cm" style:rel-width="scale" svg:height="1.933cm" style:rel-height="scale" draw:z-index="9"><draw:text-box><text:p text:style-name="P1"><text:span text:style-name="Default_20_Paragraph_20_Font"><text:span text:style-name="T2">PRUCHNOWSKI</text:span></text:span></text:p></draw:text-box></draw:frame><draw:frame draw:style-name="fr3" draw:name="Cuadro de texto 66" text:anchor-type="paragraph" svg:x="1.027cm" svg:y="4.921cm" svg:width="16.538cm" style:rel-width="scale" svg:height="0.848cm" style:rel-height="scale" draw:z-index="8"><draw:text-box><text:p text:style-name="P12"><text:s text:c="5"/><text:span text:style-name="T12">Adresse</text:span><text:span text:style-name="T1">: <text:s text:c="4"/>311 Chemin de la draye du marbre 34170 Castelnau-le-lez <text:s/></text:span></text:p><text:p text:style-name="P9"><text:s text:c="5"/><text:span text:style-name="T27">Téléphone</text:span>: 06 95 66 83 58 <text:s text:c="18"/><text:span text:style-name="T27">E-mail</text:span>: padseeyew@gmail.com</text:p><text:p text:style-name="P11"/><text:p text:style-name="P13"/></draw:text-box></draw:frame><draw:frame draw:style-name="fr3" draw:name="Cuadro de texto 59" text:anchor-type="paragraph" svg:x="3.6cm" svg:y="5.955cm" svg:width="11.656cm" style:rel-width="scale" svg:height="0.824cm" style:rel-height="scale" draw:z-index="4"><draw:text-box><text:p text:style-name="P14">DEVELOPPEUR WEB </text:p><text:p text:style-name="P15"><text:s text:c="84"/></text:p><text:p text:style-name="P14"/></draw:text-box></draw:frame><draw:connector text:anchor-type="paragraph" draw:z-index="14" draw:name="Conector recto 8" draw:style-name="gr5" draw:type="line" svg:x1="2.039cm" svg:y1="6.334cm" svg:x2="5.45cm" svg:y2="6.334cm" svg:d="M2039 6334h3411"><text:p/></draw:connector><draw:connector text:anchor-type="paragraph" draw:z-index="15" draw:name="Conector recto 20" draw:style-name="gr5" draw:type="line" svg:x1="13.503cm" svg:y1="6.334cm" svg:x2="17.113cm" svg:y2="6.334cm" svg:d="M13503 6334h3610"><text:p/></draw:connector></text:p>
      <text:p text:style-name="Normal"/>
      <text:p text:style-name="Normal"/>
      <text:p text:style-name="Normal"/>
      <text:p text:style-name="Normal"><draw:connector text:anchor-type="paragraph" draw:z-index="3" draw:name="AutoShape 217" draw:style-name="gr3" draw:type="line" svg:x1="-12.397cm" svg:y1="0.044cm" svg:x2="-11.997cm" svg:y2="0.044cm" svg:d="M-12398 44h400"><text:p/></draw:connector></text:p>
      <text:p text:style-name="Normal"/>
      <text:p text:style-name="Normal"/>
      <text:p text:style-name="Normal"/>
      <text:p text:style-name="Normal"/>
      <text:p text:style-name="P24"/>
      <text:p text:style-name="P1"><draw:frame draw:style-name="fr3" draw:name="Cuadro de texto 8" text:anchor-type="paragraph" svg:x="0cm" svg:y="16.812cm" svg:width="10.393cm" style:rel-width="scale" svg:height="5.325cm" style:rel-height="scale" draw:z-index="1"><draw:text-box><text:p text:style-name="Normal"><text:span text:style-name="Default_20_Paragraph_20_Font"><text:span text:style-name="T16">2005 </text:span></text:span><text:span text:style-name="Default_20_Paragraph_20_Font"><text:span text:style-name="T13"><text:s text:c="5"/></text:span></text:span><text:span text:style-name="Default_20_Paragraph_20_Font"><text:span text:style-name="T19"><text:s text:c="2"/></text:span></text:span><text:span text:style-name="Default_20_Paragraph_20_Font"><text:span text:style-name="T21"><text:s/></text:span></text:span><text:span text:style-name="Default_20_Paragraph_20_Font"><text:span text:style-name="T22"><text:s text:c="6"/></text:span></text:span><text:span text:style-name="Default_20_Paragraph_20_Font"><text:span text:style-name="T4">BAC PROFESSIONNEL LOGISTIQUE</text:span></text:span></text:p><text:p text:style-name="Normal"><text:span text:style-name="Default_20_Paragraph_20_Font"><text:span text:style-name="T14">Pérols</text:span></text:span><text:span text:style-name="Default_20_Paragraph_20_Font"><text:span text:style-name="T19"> <text:s text:c="11"/></text:span></text:span><text:span text:style-name="Default_20_Paragraph_20_Font"><text:span text:style-name="T7">AFT IFTIM</text:span></text:span></text:p><text:p text:style-name="P8"/><text:p text:style-name="Normal"><text:span text:style-name="Default_20_Paragraph_20_Font"><text:span text:style-name="T15">2010 </text:span></text:span><text:span text:style-name="Default_20_Paragraph_20_Font"><text:span text:style-name="T24"><text:s text:c="3"/></text:span></text:span><text:span text:style-name="Default_20_Paragraph_20_Font"><text:span text:style-name="T23"><text:s text:c="10"/></text:span></text:span><text:span text:style-name="Default_20_Paragraph_20_Font"><text:span text:style-name="T4">BTS AUDIOVISUEL OPTION MONTAGE</text:span></text:span></text:p><text:p text:style-name="Normal"><text:span text:style-name="Default_20_Paragraph_20_Font"><text:span text:style-name="T14">Montpellier</text:span></text:span><text:span text:style-name="Default_20_Paragraph_20_Font"><text:span text:style-name="T19"> <text:s text:c="4"/></text:span></text:span><text:span text:style-name="Default_20_Paragraph_20_Font"><text:span text:style-name="T9">Acfa Multimédia</text:span></text:span></text:p><text:p text:style-name="P8"/><text:p text:style-name="Normal"><text:span text:style-name="Default_20_Paragraph_20_Font"><text:span text:style-name="T15">2014</text:span></text:span><text:span text:style-name="Default_20_Paragraph_20_Font"><text:span text:style-name="T10"> <text:s text:c="3"/></text:span></text:span><text:span text:style-name="Default_20_Paragraph_20_Font"><text:span text:style-name="T20"><text:s/></text:span></text:span><text:span text:style-name="Default_20_Paragraph_20_Font"><text:span text:style-name="T24"><text:s text:c="3"/></text:span></text:span><text:span text:style-name="Default_20_Paragraph_20_Font"><text:span text:style-name="T23"><text:s text:c="6"/></text:span></text:span><text:span text:style-name="Default_20_Paragraph_20_Font"><text:span text:style-name="T4">LICENCE ARTS DU SPECTACLE</text:span></text:span></text:p><text:p text:style-name="Normal"><text:span text:style-name="Default_20_Paragraph_20_Font"><text:span text:style-name="T14">Montpellier <text:s text:c="5"/></text:span></text:span><text:span text:style-name="Default_20_Paragraph_20_Font"><text:span text:style-name="T8">Faculté de lettres Paul Valéry</text:span></text:span></text:p><text:p text:style-name="Normal"/><text:p text:style-name="Normal"><text:span text:style-name="Default_20_Paragraph_20_Font"><text:span text:style-name="T17">2016</text:span></text:span><text:span text:style-name="Default_20_Paragraph_20_Font"><text:span text:style-name="T11"> <text:s text:c="16"/></text:span></text:span><text:span text:style-name="Default_20_Paragraph_20_Font"><text:span text:style-name="T6">BEPECASER</text:span></text:span></text:p><text:p text:style-name="P10"><text:span text:style-name="Default_20_Paragraph_20_Font"><text:span text:style-name="T18">Montpellier <text:s text:c="5"/></text:span></text:span><text:span text:style-name="Default_20_Paragraph_20_Font"><text:span text:style-name="T30">ECF Bouscaren</text:span></text:span></text:p></draw:text-box></draw:frame><draw:frame draw:style-name="fr4" draw:name="Cuadro de texto 61" text:anchor-type="paragraph" svg:x="12.718cm" svg:y="14.882cm" svg:width="5.188cm" style:rel-width="scale" svg:height="2.868cm" style:rel-height="scale" draw:z-index="13"><draw:text-box><text:p text:style-name="P21">Running</text:p><text:p text:style-name="P21">Randonnée</text:p><text:p text:style-name="P21">Plongée-sous-marine</text:p><text:p text:style-name="P21">Photographie</text:p><text:p text:style-name="P21">Vidéo</text:p><text:p text:style-name="P21"/><text:p text:style-name="P21"/><text:p text:style-name="P21"/><text:p text:style-name="P21"/><text:p text:style-name="P22"/><text:p text:style-name="P21"/></draw:text-box></draw:frame><draw:custom-shape text:anchor-type="paragraph" draw:z-index="12" draw:name="Rectangle 70" draw:style-name="gr4" draw:text-style-name="P33" svg:width="5.425cm" svg:height="1.183cm" svg:x="12.48cm" svg:y="13.7cm"><text:p text:style-name="P32"><text:span text:style-name="T32">INTÉRÊTS</text:span></text:p><draw:enhanced-geometry svg:viewBox="0 0 21600 21600" draw:type="non-primitive" draw:enhanced-path="M 0 0 L 21600 0 21600 21600 0 21600 Z N"/></draw:custom-shape><draw:custom-shape text:anchor-type="paragraph" draw:z-index="11" draw:name="Rectangle 70" draw:style-name="gr4" draw:text-style-name="P34" svg:width="5.502cm" svg:height="0.98cm" svg:x="12.48cm" svg:y="9.707cm"><text:p text:style-name="P32"><text:span text:style-name="T32">LANGUES</text:span></text:p><draw:enhanced-geometry svg:viewBox="0 0 21600 21600" draw:type="non-primitive" draw:enhanced-path="M 0 0 L 21600 0 21600 21600 0 21600 Z N"/></draw:custom-shape><draw:custom-shape text:anchor-type="paragraph" draw:z-index="0" draw:name="Rectangle 70" draw:style-name="gr1" draw:text-style-name="P33" svg:width="5.987cm" svg:height="19.232cm" svg:x="12.48cm" svg:y="2.852cm"><text:p text:style-name="P32"><text:span text:style-name="T32"/></text:p><text:p text:style-name="P32"><text:span text:style-name="T32">LOGICIELS MAITRISÉS</text:span></text:p><draw:enhanced-geometry svg:viewBox="0 0 21600 21600" draw:type="non-primitive" draw:enhanced-path="M 0 0 L 21600 0 21600 21600 0 21600 Z N"/></draw:custom-shape><draw:frame draw:style-name="fr4" draw:name="Cuadro de texto 6" text:anchor-type="paragraph" svg:x="12.771cm" svg:y="10.811cm" svg:width="5.188cm" style:rel-width="scale" svg:height="2.177cm" style:rel-height="scale" draw:z-index="5"><draw:text-box><text:p text:style-name="P20">Anglais: Courant</text:p><text:p text:style-name="P20">Espagnol: Notions</text:p><text:p text:style-name="P20"/><text:p text:style-name="P22"/><text:p text:style-name="P21"/></draw:text-box></draw:frame><draw:frame draw:style-name="fr4" draw:name="Cuadro de texto 5" text:anchor-type="paragraph" svg:x="12.797cm" svg:y="5.632cm" svg:width="5.161cm" style:rel-width="scale" svg:height="3.545cm" style:rel-height="scale" draw:z-index="6"><draw:text-box><text:p text:style-name="P25">Excel</text:p><text:p text:style-name="P25">PowerPoint</text:p><text:p text:style-name="P25">Word</text:p><text:p text:style-name="P25">Avid xpress pro</text:p><text:p text:style-name="P25">Adobe premiere pro</text:p><text:p text:style-name="P25">Adobe After effects</text:p><text:p text:style-name="P25">Adobe photoshop</text:p><text:p text:style-name="P25"/><text:p text:style-name="P25"/><text:p text:style-name="P7"/></draw:text-box></draw:frame><draw:custom-shape text:anchor-type="paragraph" draw:z-index="2" draw:name="Rectangle 48" draw:style-name="gr2" draw:text-style-name="P33" svg:width="11.401cm" svg:height="0.953cm" svg:x="-0.238cm" svg:y="15.859cm"><text:p text:style-name="P32"><text:span text:style-name="T32">FORMATIONS</text:span></text:p><draw:enhanced-geometry svg:viewBox="0 0 21600 21600" draw:type="non-primitive" draw:enhanced-path="M 0 0 L 21600 0 21600 21600 0 21600 Z N"/></draw:custom-shape><draw:custom-shape text:anchor-type="paragraph" draw:z-index="10" draw:name="Rectangle 48" draw:style-name="gr2" draw:text-style-name="P33" svg:width="11.231cm" svg:height="0.877cm" svg:x="-0.265cm" svg:y="2.187cm"><text:p text:style-name="P32"><text:span text:style-name="T32">EXPERIENCES PROFESSIONNELLES</text:span></text:p><draw:enhanced-geometry svg:viewBox="0 0 21600 21600" draw:type="non-primitive" draw:enhanced-path="M 0 0 L 21600 0 21600 21600 0 21600 Z N"/></draw:custom-shape><draw:frame draw:style-name="fr3" draw:name="Cuadro de texto 10" text:anchor-type="paragraph" svg:x="2.611cm" svg:y="4.15cm" svg:width="9.474cm" style:rel-width="scale" svg:height="11.71cm" style:rel-height="scale" draw:z-index="17"><draw:text-box><text:p text:style-name="Normal"><text:span text:style-name="Default_20_Paragraph_20_Font"><text:span text:style-name="T3"><text:s/></text:span></text:span><text:span text:style-name="Default_20_Paragraph_20_Font"><text:span text:style-name="T3">7LTV</text:span></text:span><text:span text:style-name="Default_20_Paragraph_20_Font"><text:span text:style-name="T5"> <text:s/></text:span></text:span></text:p><text:p text:style-name="P26"><text:s/>Assistant monteur</text:p><text:list xml:id="list5358174078794709806" text:style-name="L1"><text:list-item><text:p text:style-name="P29">Réaliser des montages de sujets d'information courts.</text:p></text:list-item><text:list-item><text:p text:style-name="P29">Monter des produits courts à finalité commerciale.</text:p></text:list-item><text:list-item><text:p text:style-name="P29">Effectuer un montage multi-caméras.</text:p></text:list-item><text:list-item><text:p text:style-name="P29">Installation du plateau.</text:p></text:list-item></text:list><text:p text:style-name="P5"><text:s/></text:p><text:p text:style-name="P5"/><text:p text:style-name="Normal"><text:span text:style-name="Default_20_Paragraph_20_Font"><text:span text:style-name="T3"><text:s/>ALTAMIRA FILMS</text:span></text:span><text:span text:style-name="Default_20_Paragraph_20_Font"><text:span text:style-name="T5"> </text:span></text:span></text:p><text:p text:style-name="P23"><text:s/><text:span text:style-name="T1">Monteur principal</text:span></text:p><text:list xml:id="list8213826156277749980" text:style-name="L2"><text:list-item><text:p text:style-name="P30">Configurer un poste de montage.</text:p></text:list-item><text:list-item><text:p text:style-name="P30">Monter de courts programmes de fiction.</text:p></text:list-item><text:list-item><text:p text:style-name="P30">Etalonner un montage.</text:p></text:list-item><text:list-item><text:p text:style-name="P30">Effectuer des montages son multipistes et les préparer pour le montage.</text:p></text:list-item><text:list-item><text:p text:style-name="P30">Modifier et optimiser un montage vidéo (vidéo et son).</text:p></text:list-item></text:list><text:p text:style-name="P6"/><text:p text:style-name="P2"><text:s text:c="2"/><text:span text:style-name="Default_20_Paragraph_20_Font"><text:span text:style-name="T28">CONDUITE CENTER</text:span></text:span></text:p><text:p text:style-name="P2"><text:span text:style-name="Default_20_Paragraph_20_Font"><text:span text:style-name="T28"><text:s text:c="2"/>ECOLE DE CONDUITE DE VENISSIEUX</text:span></text:span></text:p><text:p text:style-name="P2"><text:span text:style-name="Default_20_Paragraph_20_Font"><text:span text:style-name="T28"><text:s text:c="2"/></text:span></text:span><text:span text:style-name="Default_20_Paragraph_20_Font"><text:span text:style-name="T29">Enseignant de la conduite</text:span></text:span></text:p><text:list xml:id="list6937246015038246504" text:style-name="L3"><text:list-item><text:p text:style-name="P31"><text:span text:style-name="Default_20_Paragraph_20_Font"><text:span text:style-name="T31">Enseigner les règles et le code de conduite routière et sensibiliser à la sécurité.</text:span></text:span></text:p></text:list-item><text:list-item><text:p text:style-name="P31"><text:span text:style-name="Default_20_Paragraph_20_Font"><text:span text:style-name="T31">Expliquer le maniement et le fonctionnement du véhicule.</text:span></text:span></text:p></text:list-item><text:list-item><text:p text:style-name="P31"><text:span text:style-name="Default_20_Paragraph_20_Font"><text:span text:style-name="T31">Evaluer les difficultés et les progrès de la personne (code,conduite), la conseiller et renseigner les documents de suivi et d'évaluation.</text:span></text:span></text:p></text:list-item><text:list-item><text:p text:style-name="P31"><text:span text:style-name="Default_20_Paragraph_20_Font"><text:span text:style-name="T31">Suivre la maintenance et l'entretien des véhicules.</text:span></text:span></text:p></text:list-item></text:list></draw:text-box></draw:frame><draw:frame draw:style-name="fr3" draw:name="Cuadro de texto 9" text:anchor-type="paragraph" svg:x="-0.026cm" svg:y="3.835cm" svg:width="3.219cm" style:rel-width="scale" svg:height="12.171cm" style:rel-height="scale" draw:z-index="16"><draw:text-box><text:p text:style-name="P19"><text:span text:style-name="T26"><text:s text:c="24"/></text:span><text:span text:style-name="T25"><text:s/></text:span></text:p><text:p text:style-name="P27"><text:s text:c="9"/>2009</text:p><text:p text:style-name="P16"><text:s text:c="4"/>Montpellier</text:p><text:p text:style-name="P16"/><text:p text:style-name="P16"/><text:p text:style-name="P16"/><text:p text:style-name="P16"><text:s text:c="7"/></text:p><text:p text:style-name="P16"/><text:p text:style-name="P17"/><text:p text:style-name="P27"><text:s text:c="9"/>2010</text:p><text:p text:style-name="P16"><text:s text:c="5"/>Montpellier</text:p><text:p text:style-name="P16"/><text:p text:style-name="P16"/><text:p text:style-name="P16"/><text:p text:style-name="P16"><text:s text:c="7"/></text:p><text:p text:style-name="P16"/><text:p text:style-name="P16"/><text:p text:style-name="P16"/><text:p text:style-name="P16"/><text:p text:style-name="P27"><text:s text:c="5"/>2016-2020</text:p><text:p text:style-name="P16"><text:s text:c="5"/>Montpellier /</text:p><text:p text:style-name="P16"><text:s text:c="9"/>Lyon</text:p><text:p text:style-name="P16"/><text:p text:style-name="P18"/><text:p text:style-name="P16"/><text:p text:style-name="P16"><text:s text:c="5"/></text:p></draw:text-box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mbria1" svg:font-family="Cambria" style:font-family-generic="swiss" style:font-pitch="variable"/>
    <style:font-face style:name="Century Gothic" svg:font-family="'Century Gothic'" style:font-family-generic="swiss" style:font-pitch="variable"/>
    <style:font-face style:name="Forever Brush Script" svg:font-family="'Forever Brush Script'" style:font-family-generic="system" style:font-pitch="variable"/>
    <style:font-face style:name="Lucida Grande" svg:font-family="'Lucida Grande'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fr" fo:country="FR" fo:font-style="normal" style:text-underline-style="none" fo:font-weight="normal" style:letter-kerning="false" style:font-size-asian="10pt" style:language-asian="fr" style:country-asian="F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mbria" fo:font-size="10pt" fo:letter-spacing="normal" fo:language="fr" fo:country="FR" fo:font-style="normal" style:text-underline-style="none" fo:font-weight="normal" style:letter-kerning="false" fo:background-color="transparent" style:font-name-asian="MS Mincho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s" fo:country="ES" style:font-size-asian="12pt" style:language-asian="es" style:country-asian="ES" style:font-size-complex="12pt"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Lucida Grande" fo:font-size="9pt" style:font-size-asian="9pt" style:font-name-complex="Lucida Grande" style:font-size-complex="9pt" fo:hyphenate="false" fo:hyphenation-remain-char-count="0" fo:hyphenation-push-char-count="0"/>
    </style:style>
    <style:style style:name="Colorful_20_List_20_-_20_Accent_20_11" style:display-name="Colorful List - Accent 11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Lucida Grande" fo:font-size="9pt" style:font-size-asian="9pt" style:font-name-complex="Lucida Grande" style:font-size-complex="9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fo:color="#000000" style:font-name="Wingdings" fo:font-weight="bold" style:font-name-asian="MS Mincho" style:font-weight-asian="bold" style:font-name-complex="Times New Roman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fo:color="#000000" style:font-name="Wingdings" fo:font-weight="bold" style:font-name-asian="MS Mincho" style:font-weight-asian="bold" style:font-name-complex="Times New Roman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 fo:font-size="16pt" style:font-size-asian="16pt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Courier New" fo:font-size="16pt" style:font-size-asian="16pt" style:font-name-complex="Courier New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1.27cm" fo:margin-bottom="1.27cm" fo:margin-left="1.27cm" fo:margin-right="1.27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Maria Isabel Mozo</meta:initial-creator>
    <meta:creation-date>2018-05-31T10:11:00Z</meta:creation-date>
    <dc:date>2021-08-18T14:28:33.85</dc:date>
    <meta:print-date>2018-04-18T14:49:00Z</meta:print-date>
    <meta:editing-cycles>16</meta:editing-cycles>
    <meta:editing-duration>PT3H29M47S</meta:editing-duration>
    <meta:document-statistic meta:table-count="0" meta:image-count="0" meta:object-count="0" meta:page-count="1" meta:paragraph-count="61" meta:word-count="219" meta:character-count="1746"/>
    <meta:template xlink:type="simple" xlink:actuate="onRequest" xlink:title="" xlink:href="../../Downloads/52-modele-cv-amical-odt.odt/Normal"/>
  </office:meta>
</office:document-meta>
</file>